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ward declaration</text:p>
      <text:list xml:id="list1736636396976769558" text:style-name="L1">
        <text:list-item>
          <text:p text:style-name="P1">avoided a number of circular dependencies I had, which were only there because my classes needed to know the pointers existed and not because they had as members</text:p>
        </text:list-item>
      </text:list>
      <text:p text:style-name="Standard"/>
      <text:p text:style-name="Standard"/>
      <text:p text:style-name="Standard"/>
      <text:p text:style-name="Standard">Did not originally have a stack implemented but decided to as it would have presented several advantages, such as allowing a pause menu and such. (Show picture of both Class Diagram designs).</text:p>
      <text:p text:style-name="Standard"/>
      <text:p text:style-name="Standard"/>
      <text:p text:style-name="Standard">Still getting stupid errors all the time so started a fresh projec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6:20:24.80</meta:creation-date>
    <meta:editing-duration>PT5H46M49S</meta:editing-duration>
    <meta:editing-cycles>4</meta:editing-cycles>
    <meta:generator>OpenOffice.org/3.4$Win32 OpenOffice.org_project/340m1$Build-9590</meta:generator>
    <dc:date>2013-09-26T04:23:18.42</dc:date>
    <meta:document-statistic meta:table-count="0" meta:image-count="0" meta:object-count="0" meta:page-count="1" meta:paragraph-count="4" meta:word-count="75" meta:character-count="440"/>
  </office:meta>
</office:document-meta>
</file>